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Alapértelmezett" presentation:presentation-page-layout-name="AL1T0">
        <draw:custom-shape draw:style-name="gr1" draw:text-style-name="P1" xml:id="id3" draw:id="id3" draw:layer="layout" svg:width="1.5cm" svg:height="1.5cm" svg:x="8.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5cm" svg:height="1.5cm" svg:x="11.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5cm" svg:height="1.5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5cm" svg:height="1.5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5cm" svg:height="1.5cm" svg:x="8.5cm" svg:y="9.0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5cm" svg:height="1.5cm" svg:x="11.5cm" svg:y="11.7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5cm" svg:height="1.5cm" svg:x="15.7cm" svg:y="9.0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5cm" svg:height="1.5cm" svg:x="18.7cm" svg:y="12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5cm" svg:height="1.5cm" svg:x="22cm" svg:y="9.1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5cm" svg:height="1.5cm" svg:x="25cm" svg:y="11.1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5cm" svg:height="1.5cm" svg:x="1.5cm" svg:y="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5cm" svg:height="1.5cm" svg:x="4.5cm" svg:y="4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5cm" svg:height="1.5cm" svg:x="2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5cm" svg:height="1.5cm" svg:x="2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.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8.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5cm" svg:height="1.5cm" svg:x="15.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5cm" svg:height="1.5cm" svg:x="18.7cm" svg:y="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cm" svg:y1="3.651cm" svg:x2="5.25cm" svg:y2="4.901cm" draw:start-shape="id1" draw:start-glue-point="1" draw:end-shape="id2" draw:end-glue-point="0" svg:d="M3000 3651h2250v1250" svg:viewBox="0 0 2251 1251">
          <text:p/>
        </draw:connector>
        <draw:connector draw:style-name="gr2" draw:text-style-name="P1" draw:layer="layout" svg:x1="10.4cm" svg:y1="3.75cm" svg:x2="13.4cm" svg:y2="5.75cm" draw:start-shape="id3" draw:start-glue-point="1" draw:end-shape="id4" draw:end-glue-point="1" svg:d="M10400 3750h3501v2000h-501" svg:viewBox="0 0 3502 2001">
          <text:p/>
        </draw:connector>
        <draw:connector draw:style-name="gr2" draw:text-style-name="P1" draw:layer="layout" svg:x1="2.25cm" svg:y1="9cm" svg:x2="6cm" svg:y2="11.75cm" draw:start-shape="id5" draw:start-glue-point="0" draw:end-shape="id6" draw:end-glue-point="1" svg:d="M2250 9000v-501h4251v3251h-501" svg:viewBox="0 0 4252 3252">
          <text:p/>
        </draw:connector>
        <draw:connector draw:style-name="gr2" draw:text-style-name="P1" draw:layer="layout" svg:x1="8.5cm" svg:y1="9.848cm" svg:x2="13cm" svg:y2="12.548cm" draw:start-shape="id7" draw:start-glue-point="3" draw:end-shape="id8" draw:end-glue-point="1" svg:d="M8500 9848h-501v1350h5502v1350h-501" svg:viewBox="0 0 5503 2701">
          <text:p/>
        </draw:connector>
        <draw:connector draw:style-name="gr3" draw:text-style-name="P2" draw:layer="layout" draw:type="curve" svg:x1="16.45cm" svg:y1="4.5cm" svg:x2="18.7cm" svg:y2="5.75cm" draw:start-shape="id9" draw:start-glue-point="2" draw:end-shape="id10" draw:end-glue-point="3" svg:d="M16450 4500c0 834 750 1250 2250 1250" svg:viewBox="0 0 2251 1251">
          <text:p/>
        </draw:connector>
        <draw:connector draw:style-name="gr3" draw:text-style-name="P2" draw:layer="layout" draw:type="curve" svg:x1="22.75cm" svg:y1="4.5cm" svg:x2="25.75cm" svg:y2="6.5cm" draw:start-shape="id11" draw:start-glue-point="2" draw:end-shape="id12" draw:end-glue-point="2" svg:d="M22750 4500c0 3751 3000 2751 3000 2000" svg:viewBox="0 0 3001 2711">
          <text:p/>
        </draw:connector>
        <draw:connector draw:style-name="gr3" draw:text-style-name="P2" draw:layer="layout" draw:type="curve" svg:x1="15.7cm" svg:y1="9.843cm" svg:x2="19.45cm" svg:y2="12.493cm" draw:start-shape="id13" draw:start-glue-point="3" draw:end-shape="id14" draw:end-glue-point="0" svg:d="M15700 9843c-751 0-626 850 499 1157s3251 68 3251 1493" svg:viewBox="0 0 4225 2651">
          <text:p/>
        </draw:connector>
        <draw:connector draw:style-name="gr3" draw:text-style-name="P2" draw:layer="layout" draw:type="curve" svg:x1="25.75cm" svg:y1="12.619cm" svg:x2="22.75cm" svg:y2="9.119cm" draw:start-shape="id15" draw:start-glue-point="2" draw:end-shape="id16" draw:end-glue-point="0" svg:d="M25750 12619c0 751-1500 501-1500-1750s-1500-2501-1500-1750" svg:viewBox="0 0 3001 4263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6T15:16:00.458000000</meta:creation-date>
    <dc:date>2022-04-29T10:13:08.195000000</dc:date>
    <meta:editing-duration>PT16M50S</meta:editing-duration>
    <meta:editing-cycles>5</meta:editing-cycles>
    <meta:generator>LibreOfficeDev/7.4.0.0.alpha0$Windows_X86_64 LibreOffice_project/ffcd599c4f28ca4cfdd7e1505cd5aa5eb68cc32b</meta:generator>
    <meta:document-statistic meta:object-count="51"/>
  </office:meta>
</office:document-meta>
</file>